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1cm"/>
    </style:style>
    <style:style style:name="co2" style:family="table-column">
      <style:table-column-properties fo:break-before="auto" style:column-width="0.658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73cm"/>
    </style:style>
    <style:style style:name="co5" style:family="table-column">
      <style:table-column-properties fo:break-before="auto" style:column-width="0.965cm"/>
    </style:style>
    <style:style style:name="co6" style:family="table-column">
      <style:table-column-properties fo:break-before="auto" style:column-width="2.058cm"/>
    </style:style>
    <style:style style:name="co7" style:family="table-column">
      <style:table-column-properties fo:break-before="auto" style:column-width="2.17cm"/>
    </style:style>
    <style:style style:name="co8" style:family="table-column">
      <style:table-column-properties fo:break-before="auto" style:column-width="2.498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3.96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>
            <text:p>ok</text:p>
          </table:table-cell>
          <table:table-cell office:value-type="string">
            <text:p>stop server</text:p>
          </table:table-cell>
          <table:table-cell office:value-type="string">
            <text:p>fail/again</text:p>
          </table:table-cell>
          <table:table-cell office:value-type="string">
            <text:p>i am</text:p>
          </table:table-cell>
          <table:table-cell office:value-type="string">
            <text:p>MAC many</text:p>
          </table:table-cell>
          <table:table-cell office:value-type="string">
            <text:p>mac</text:p>
          </table:table-cell>
          <table:table-cell office:value-type="string">
            <text:p>klient mac ON</text:p>
          </table:table-cell>
          <table:table-cell office:value-type="string">
            <text:p>klient MAC <text:s/>OFF</text:p>
          </table:table-cell>
          <table:table-cell office:value-type="string">
            <text:p>connect another server</text:p>
          </table:table-cell>
          <table:table-cell office:value-type="string">
            <text:p>pokaz logi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8">
            <text:p>-8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44">
            <text:p>44</text:p>
          </table:table-cell>
          <table:table-cell table:style-name="ce1" office:value-type="string">
            <text:p>my id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-7">
            <text:p>-7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-6">
            <text:p>-6</text:p>
          </table:table-cell>
          <table:table-cell office:value-type="float" office:value="202">
            <text:p>20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2"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string">
            <text:p>Number + n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office:value-type="float" office:value="31">
            <text:p>31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4">
            <text:p>-4</text:p>
          </table:table-cell>
          <table:table-cell table:style-name="ce1" office:value-type="string">
            <text:p>x</text:p>
          </table:table-cell>
          <table:table-cell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2" table:style-name="ce1" office:value-type="string">
            <text:p>numer mac</text:p>
          </table:table-cell>
          <table:table-cell table:style-name="ce1" office:value-type="string">
            <text:p>x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table:style-name="ce1" office:value-type="string">
            <text:p>x</text:p>
          </table:table-cell>
          <table:table-cell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table:style-name="ce1" office:value-type="string">
            <text:p>x</text:p>
          </table:table-cell>
          <table:table-cell office:value-type="float" office:value="0">
            <text:p>0</text:p>
          </table:table-cell>
          <table:table-cell table:style-name="ce1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x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1">
            <text:p>-1</text:p>
          </table:table-cell>
          <table:table-cell table:style-name="ce1" office:value-type="string">
            <text:p>x</text:p>
          </table:table-cell>
          <table:table-cell office:value-type="string">
            <text:p>number</text:p>
          </table:table-cell>
          <table:table-cell table:style-name="ce1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x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style-name="ce1" office:value-type="string">
            <text:p>x</text:p>
          </table:table-cell>
          <table:table-cell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ce1" office:value-type="string">
            <text:p>x</text:p>
          </table:table-cell>
          <table:table-cell office:value-type="string">
            <text:p>delay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1" office:value-type="string">
            <text:p>x</text:p>
          </table:table-cell>
          <table:table-cell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style-name="ce1" office:value-type="string">
            <text:p>x</text:p>
          </table:table-cell>
          <table:table-cell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style-name="ce1" office:value-type="string">
            <text:p>x</text:p>
          </table:table-cell>
          <table:table-cell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1" office:value-type="string">
            <text:p>x</text:p>
          </table:table-cell>
          <table:table-cell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style-name="ce1" office:value-type="string">
            <text:p>x</text:p>
          </table:table-cell>
          <table:table-cell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style-name="ce1" office:value-type="string">
            <text:p>x</text:p>
          </table:table-cell>
          <table:table-cell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 table:number-columns-repeated="10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9:21:00.353000000</meta:creation-date>
    <dc:date>2015-06-13T22:23:20</dc:date>
    <meta:editing-duration>PT8H12M42S</meta:editing-duration>
    <meta:editing-cycles>9</meta:editing-cycles>
    <meta:generator>LibreOffice/3.5$Linux_x86 LibreOffice_project/350m1$Build-2</meta:generator>
    <dc:creator>cyniu </dc:creator>
    <meta:document-statistic meta:table-count="1" meta:cell-count="146" meta:object-count="0"/>
  </office:meta>
</office:document-meta>
</file>